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rrectAtomicTypeException.IncorrectAtomicTyp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AtomicTypeException.IncorrectAtomicType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AtomicTypeException.IncorrectAtomicType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